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BOXANUMBER.png"/>
  <manifest:file-entry manifest:media-type="image/png" manifest:full-path="Pictures/BOXBNUMBER.png"/>
  <manifest:file-entry manifest:media-type="image/png" manifest:full-path="Pictures/BOXCNUMBER.png"/>
  <manifest:file-entry manifest:media-type="image/png" manifest:full-path="Pictures/BOXDNUMBER.png"/>
  <manifest:file-entry manifest:media-type="image/png" manifest:full-path="Pictures/BOXENUMBER.png"/>
  <manifest:file-entry manifest:media-type="image/png" manifest:full-path="Pictures/BOXFNUMBER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mbus Sans L"/>
    </style:style>
    <style:style style:name="P2" style:family="paragraph" style:parent-style-name="Standard">
      <style:paragraph-properties fo:text-align="center" style:justify-single-word="false"/>
      <style:text-properties style:font-name="Nimbus Sans L"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style:font-name="Nimbus Sans L" fo:font-size="140pt" style:font-size-asian="140pt" style:font-size-complex="140pt"/>
    </style:style>
    <style:style style:name="fr1" style:family="graphic" style:parent-style-name="Labels">
      <style:graphic-properties style:vertical-pos="top" style:vertical-rel="baseline"/>
    </style:style>
    <style:style style:name="fr2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rame1" text:anchor-type="as-char" svg:width="4in" svg:height="3.3335in" draw:z-index="0"><draw:text-box><text:p text:style-name="P3">BOXANUMBER</text:p><text:p text:style-name="P2"><draw:frame draw:style-name="fr2" draw:name="graphics1" text:anchor-type="paragraph" svg:width="0.9063in" svg:height="0.9063in" draw:z-index="6"><draw:image xlink:href="Pictures/BOXANUMBER.png" xlink:type="simple" xlink:show="embed" xlink:actuate="onLoad"/></draw:frame>BOXALOCATION</text:p><text:p text:style-name="P1">BOXACONTENTS</text:p></draw:text-box></draw:frame><draw:frame draw:style-name="fr1" draw:name="Frame2" text:anchor-type="as-char" svg:width="4in" svg:height="3.3335in" draw:z-index="1"><draw:text-box><text:p text:style-name="P3">BOXBNUMBER</text:p><text:p text:style-name="P2"><draw:frame draw:style-name="fr2" draw:name="graphics2" text:anchor-type="paragraph" svg:width="0.9063in" svg:height="0.9063in" draw:z-index="7"><draw:image xlink:href="Pictures/BOXBNUMBER.png" xlink:type="simple" xlink:show="embed" xlink:actuate="onLoad"/></draw:frame>BOXBLOCATION</text:p><text:p text:style-name="P1">BOXBCONTENTS</text:p></draw:text-box></draw:frame></text:p>
      <text:p text:style-name="Standard"><draw:frame draw:style-name="fr1" draw:name="Frame3" text:anchor-type="as-char" svg:width="4in" svg:height="3.3335in" draw:z-index="2"><draw:text-box><text:p text:style-name="P3">BOXCNUMBER</text:p><text:p text:style-name="P2"><draw:frame draw:style-name="fr2" draw:name="graphics3" text:anchor-type="paragraph" svg:width="0.9063in" svg:height="0.9063in" draw:z-index="8"><draw:image xlink:href="Pictures/BOXCNUMBER.png" xlink:type="simple" xlink:show="embed" xlink:actuate="onLoad"/></draw:frame>BOXCLOCATION</text:p><text:p text:style-name="P1">BOXCCONTENTS</text:p></draw:text-box></draw:frame><draw:frame draw:style-name="fr1" draw:name="Frame4" text:anchor-type="as-char" svg:width="4in" svg:height="3.3335in" draw:z-index="3"><draw:text-box><text:p text:style-name="P3">BOXDNUMBER</text:p><text:p text:style-name="P2"><draw:frame draw:style-name="fr2" draw:name="graphics4" text:anchor-type="paragraph" svg:width="0.9063in" svg:height="0.9063in" draw:z-index="9"><draw:image xlink:href="Pictures/BOXDNUMBER.png" xlink:type="simple" xlink:show="embed" xlink:actuate="onLoad"/></draw:frame>BOXDLOCATION</text:p><text:p text:style-name="P1">BOXDCONTENTS</text:p></draw:text-box></draw:frame></text:p>
      <text:p text:style-name="Standard"><draw:frame draw:style-name="fr1" draw:name="Frame5" text:anchor-type="as-char" svg:width="4in" svg:height="3.3335in" draw:z-index="4"><draw:text-box><text:p text:style-name="P3">BOXENUMBER</text:p><text:p text:style-name="P2"><draw:frame draw:style-name="fr2" draw:name="graphics5" text:anchor-type="paragraph" svg:width="0.9063in" svg:height="0.9063in" draw:z-index="10"><draw:image xlink:href="Pictures/BOXENUMBER.png" xlink:type="simple" xlink:show="embed" xlink:actuate="onLoad"/></draw:frame>BOXELOCATION</text:p><text:p text:style-name="P1">BOXECONTENTS</text:p></draw:text-box></draw:frame><draw:frame draw:style-name="fr1" draw:name="Frame6" text:anchor-type="as-char" svg:width="4in" svg:height="3.3335in" draw:z-index="5"><draw:text-box><text:p text:style-name="P3">BOXFNUMBER</text:p><text:p text:style-name="P2"><draw:frame draw:style-name="fr2" draw:name="graphics6" text:anchor-type="paragraph" svg:width="0.9063in" svg:height="0.9063in" draw:z-index="11"><draw:image xlink:href="Pictures/BOXFNUMBER.png" xlink:type="simple" xlink:show="embed" xlink:actuate="onLoad"/></draw:frame>BOXFLOCATION</text:p><text:p text:style-name="P1">BOXFCONTENTS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rame_20_contents" style:display-name="Frame contents" style:family="paragraph" style:parent-style-name="Text_20_body" style:class="extra"/>
    <style:style style:name="Labels" style:family="graphic" style:auto-update="true">
      <style:graphic-properties svg:width="4in" svg:height="3.3335in" text:anchor-type="as-char" svg:y="0in" fo:margin-left="0in" fo:margin-right="0.1874in" fo:margin-top="0in" fo:margin-bottom="0in" style:protect="size position" style:vertical-pos="top" style:vertical-rel="base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472in" fo:page-height="10.5161in" style:num-format="" style:paper-tray-name="Automatic" style:print-orientation="portrait" fo:margin-top="0.5in" fo:margin-bottom="0.0075in" fo:margin-left="0.1563in" fo:margin-right="0.007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ommodore Jaeger</meta:initial-creator>
    <meta:creation-date>2012-04-01T14:32:44</meta:creation-date>
    <meta:printed-by>Commodore Jaeger</meta:printed-by>
    <meta:print-date>2012-04-01T14:58:56</meta:print-date>
    <meta:document-statistic meta:table-count="0" meta:image-count="6" meta:object-count="0" meta:page-count="1" meta:paragraph-count="21" meta:word-count="28" meta:character-count="193"/>
    <dc:date>2012-04-01T15:15:55</dc:date>
    <dc:creator>Commodore Jaeger</dc:creator>
    <meta:editing-duration>PT00H12M34S</meta:editing-duration>
    <meta:editing-cycles>1</meta:editing-cycles>
    <meta:generator>OpenOffice.org/3.2$Unix OpenOffice.org_project/320m12$Build-9483</meta:generator>
  </office:meta>
</office:document-meta>
</file>